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700005D0B0000541612EF931F.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Bold" svg:font-family="TimesNewRomanPS-Bold"/>
    <style:font-face style:name="TimesNewRomanPS" svg:font-family="TimesNewRomanPS" style:font-family-generic="roman"/>
    <style:font-face style:name="TimesNewRomanPSMT" svg:font-family="TimesNewRomanPSMT" style:font-family-generic="roman"/>
    <style:font-face style:name="TimesNewRomanPS-Italic" svg:font-family="TimesNewRomanPS-Italic" style:font-family-generic="scrip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fo:font-size="18pt" fo:font-weight="bold" style:font-size-asian="18pt" style:font-weight-asian="bold" style:font-size-complex="18pt" style:font-weight-complex="bold"/>
    </style:style>
    <style:style style:name="P3" style:family="paragraph" style:parent-style-name="Standard">
      <style:paragraph-properties fo:margin-top="0cm" fo:margin-bottom="0cm" style:contextual-spacing="false" fo:text-align="center" style:justify-single-word="false"/>
      <style:text-properties fo:color="#231f20" style:font-name="TimesNewRomanPS" fo:font-size="8pt" style:font-name-asian="TimesNewRomanPS" style:font-size-asian="8pt" style:font-name-complex="TimesNewRomanPS" style:font-size-complex="8pt"/>
    </style:style>
    <style:style style:name="P4" style:family="paragraph" style:parent-style-name="Standard">
      <style:paragraph-properties fo:margin-top="0cm" fo:margin-bottom="0cm" style:contextual-spacing="false" fo:text-align="center" style:justify-single-word="false" style:text-autospace="none"/>
      <style:text-properties fo:color="#231f20" style:font-name="TimesNewRomanPS" fo:font-size="8pt" style:font-name-asian="TimesNewRomanPS" style:font-size-asian="8pt" style:font-name-complex="TimesNewRomanPS" style:font-size-complex="8pt"/>
    </style:style>
    <style:style style:name="P5"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style:font-name-asian="TimesNewRomanPS" style:font-size-asian="10pt" style:font-name-complex="TimesNewRomanPS" style:font-size-complex="10pt"/>
    </style:style>
    <style:style style:name="P6" style:family="paragraph" style:parent-style-name="Standard">
      <style:paragraph-properties fo:margin-top="0cm" fo:margin-bottom="0cm" style:contextual-spacing="false" fo:text-align="start" style:justify-single-word="false" style:text-autospace="none"/>
      <style:text-properties fo:color="#231f20" style:font-name="Times New Roman1" fo:font-size="14pt" fo:font-weight="bold" style:font-name-asian="TimesNewRomanPS-Bold" style:font-size-asian="14pt" style:font-weight-asian="bold" style:font-name-complex="TimesNewRomanPS-Bold" style:font-size-complex="14pt" style:font-weight-complex="bold"/>
    </style:style>
    <style:style style:name="P7" style:family="paragraph" style:parent-style-name="Standard">
      <style:paragraph-properties fo:margin-top="0cm" fo:margin-bottom="0cm" style:contextual-spacing="false" fo:text-align="start" style:justify-single-word="false" style:text-autospace="none"/>
      <style:text-properties fo:color="#231f20" style:font-name="Times New Roman1" fo:font-size="16pt" fo:font-weight="bold" style:font-name-asian="TimesNewRomanPS-Bold" style:font-size-asian="16pt" style:font-weight-asian="bold" style:font-name-complex="TimesNewRomanPS-Bold" style:font-size-complex="16pt" style:font-weight-complex="bold"/>
    </style:style>
    <style:style style:name="P8" style:family="paragraph" style:parent-style-name="Standard">
      <style:paragraph-properties fo:margin-top="0cm" fo:margin-bottom="0cm" style:contextual-spacing="false" fo:text-align="start" style:justify-single-word="false" style:text-autospace="none"/>
      <style:text-properties fo:color="#231f20" style:font-name="Times New Roman1" fo:font-size="12pt" fo:font-weight="bold" style:font-name-asian="TimesNewRomanPS-Bold" style:font-size-asian="12pt" style:font-weight-asian="bold" style:font-name-complex="TimesNewRomanPS-Bold" style:font-size-complex="12pt" style:font-weight-complex="bold"/>
    </style:style>
    <style:style style:name="P9" style:family="paragraph" style:parent-style-name="Standard">
      <style:paragraph-properties fo:margin-top="0cm" fo:margin-bottom="0cm" style:contextual-spacing="false"/>
      <style:text-properties fo:color="#231f20" style:font-name="TimesNewRomanPSMT" fo:font-size="10pt" style:font-name-asian="TimesNewRomanPSMT" style:font-size-asian="10pt" style:font-name-complex="TimesNewRomanPSMT" style:font-size-complex="10pt"/>
    </style:style>
    <style:style style:name="P10" style:family="paragraph" style:parent-style-name="Standard">
      <style:paragraph-properties fo:margin-top="0cm" fo:margin-bottom="0cm" style:contextual-spacing="false" fo:text-align="center" style:justify-single-word="false" style:text-autospace="none"/>
    </style:style>
    <style:style style:name="P11" style:family="paragraph" style:parent-style-name="Standard">
      <style:paragraph-properties fo:margin-top="0cm" fo:margin-bottom="0cm" style:contextual-spacing="false" fo:text-align="start" style:justify-single-word="false" style:text-autospace="none"/>
    </style:style>
    <style:style style:name="P12" style:family="paragraph" style:parent-style-name="Standard">
      <style:paragraph-properties fo:margin-top="0cm" fo:margin-bottom="0cm" style:contextual-spacing="false"/>
      <style:text-properties fo:color="#ff3333" style:font-name="TimesNewRomanPSMT" fo:font-size="10pt" officeooo:paragraph-rsid="0006b35a" style:font-name-asian="TimesNewRomanPSMT" style:font-size-asian="10pt" style:font-name-complex="TimesNewRomanPSMT" style:font-size-complex="10pt"/>
    </style:style>
    <style:style style:name="P13"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paragraph-rsid="0008a120" style:font-name-asian="TimesNewRomanPS" style:font-size-asian="10pt" style:font-name-complex="TimesNewRomanPS" style:font-size-complex="10pt"/>
    </style:style>
    <style:style style:name="P14" style:family="paragraph" style:parent-style-name="Standard">
      <style:paragraph-properties fo:margin-top="0cm" fo:margin-bottom="0cm" style:contextual-spacing="false"/>
      <style:text-properties fo:color="#231f20" style:font-name="TimesNewRomanPSMT" fo:font-size="10pt" officeooo:rsid="0006b35a" officeooo:paragraph-rsid="0006b35a" style:font-name-asian="TimesNewRomanPSMT" style:font-size-asian="10pt" style:font-name-complex="TimesNewRomanPSMT" style:font-size-complex="10pt"/>
    </style:style>
    <style:style style:name="P15"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officeooo:rsid="0008a120" style:font-name-asian="TimesNewRomanPS" style:font-size-asian="10pt" style:font-name-complex="TimesNewRomanPS" style:font-size-complex="10pt"/>
    </style:style>
    <style:style style:name="P16"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officeooo:rsid="0008a120" officeooo:paragraph-rsid="0008a120" style:font-name-asian="TimesNewRomanPS" style:font-size-asian="10pt" style:font-name-complex="TimesNewRomanPS" style:font-size-complex="10pt"/>
    </style:style>
    <style:style style:name="P17"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officeooo:rsid="0008c325" officeooo:paragraph-rsid="0008c325" style:font-name-asian="TimesNewRomanPS" style:font-size-asian="10pt" style:font-name-complex="TimesNewRomanPS" style:font-size-complex="10pt"/>
    </style:style>
    <style:style style:name="P18"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style:font-name-asian="TimesNewRomanPS" style:font-size-asian="10pt" style:font-name-complex="TimesNewRomanPS" style:font-size-complex="10pt"/>
    </style:style>
    <style:style style:name="P19" style:family="paragraph" style:parent-style-name="Standard">
      <style:paragraph-properties fo:margin-top="0cm" fo:margin-bottom="0cm" style:contextual-spacing="false" fo:text-align="start" style:justify-single-word="false" style:text-autospace="none"/>
      <style:text-properties fo:color="#231f20" style:font-name="TimesNewRomanPS" fo:font-size="10pt" fo:font-style="normal" style:font-name-asian="TimesNewRomanPS" style:font-size-asian="10pt" style:font-style-asian="normal" style:font-name-complex="TimesNewRomanPS" style:font-size-complex="10pt" style:font-style-complex="normal"/>
    </style:style>
    <style:style style:name="P20" style:family="paragraph" style:parent-style-name="Standard">
      <style:paragraph-properties fo:margin-top="0cm" fo:margin-bottom="0cm" style:contextual-spacing="false" fo:text-align="start" style:justify-single-word="false" style:text-autospace="none"/>
      <style:text-properties fo:color="#231f20" style:font-name="Times New Roman1" fo:font-size="16pt" fo:font-weight="bold" style:font-name-asian="TimesNewRomanPS-Bold" style:font-size-asian="16pt" style:font-weight-asian="bold" style:font-name-complex="TimesNewRomanPS-Bold" style:font-size-complex="16pt" style:font-weight-complex="bold"/>
    </style:style>
    <style:style style:name="P21" style:family="paragraph" style:parent-style-name="Standard">
      <style:paragraph-properties fo:margin-top="0cm" fo:margin-bottom="0cm" style:contextual-spacing="false" fo:text-align="start" style:justify-single-word="false" style:text-autospace="none"/>
      <style:text-properties fo:color="#231f20" style:font-name="Times New Roman1" fo:font-size="12pt" fo:font-weight="bold" style:font-name-asian="TimesNewRomanPS-Bold" style:font-size-asian="12pt" style:font-weight-asian="bold" style:font-name-complex="TimesNewRomanPS-Bold" style:font-size-complex="12pt" style:font-weight-complex="bold"/>
    </style:style>
    <style:style style:name="P22"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rsid="0008a120" officeooo:paragraph-rsid="0008a120" style:font-name-asian="TimesNewRomanPS" style:font-size-asian="10pt" style:font-name-complex="TimesNewRomanPS" style:font-size-complex="10pt"/>
    </style:style>
    <style:style style:name="P23"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rsid="0008c325" officeooo:paragraph-rsid="0008c325" style:font-name-asian="TimesNewRomanPS" style:font-size-asian="10pt" style:font-name-complex="TimesNewRomanPS" style:font-size-complex="10pt"/>
    </style:style>
    <style:style style:name="P24"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paragraph-rsid="000c1b06" style:font-name-asian="TimesNewRomanPS" style:font-size-asian="10pt" style:font-name-complex="TimesNewRomanPS" style:font-size-complex="10pt"/>
    </style:style>
    <style:style style:name="P25"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paragraph-rsid="000c672f" style:font-name-asian="TimesNewRomanPS" style:font-size-asian="10pt" style:font-name-complex="TimesNewRomanPS" style:font-size-complex="10pt"/>
    </style:style>
    <style:style style:name="P26"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paragraph-rsid="000f1ff4" style:font-name-asian="TimesNewRomanPS" style:font-size-asian="10pt" style:font-name-complex="TimesNewRomanPS" style:font-size-complex="10pt"/>
    </style:style>
    <style:style style:name="P27"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paragraph-rsid="00111497" style:font-name-asian="TimesNewRomanPS" style:font-size-asian="10pt" style:font-name-complex="TimesNewRomanPS" style:font-size-complex="10pt"/>
    </style:style>
    <style:style style:name="P28"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officeooo:rsid="000a461e" officeooo:paragraph-rsid="000a461e" fo:background-color="transparent" style:font-name-asian="TimesNewRomanPS" style:font-size-asian="10pt" style:font-name-complex="TimesNewRomanPS" style:font-size-complex="10pt"/>
    </style:style>
    <style:style style:name="P29" style:family="paragraph" style:parent-style-name="Standard">
      <style:paragraph-properties fo:margin-top="0cm" fo:margin-bottom="0cm" style:contextual-spacing="false" fo:text-align="start" style:justify-single-word="false" style:text-autospace="none"/>
      <style:text-properties fo:color="#ff3333" style:font-name="TimesNewRomanPS" fo:font-size="10pt" fo:font-style="normal" officeooo:rsid="000a461e" officeooo:paragraph-rsid="000a461e" style:font-name-asian="TimesNewRomanPS" style:font-size-asian="10pt" style:font-style-asian="normal" style:font-name-complex="TimesNewRomanPS" style:font-size-complex="10pt" style:font-style-complex="normal"/>
    </style:style>
    <style:style style:name="P30" style:family="paragraph" style:parent-style-name="Standard">
      <style:paragraph-properties fo:margin-top="0cm" fo:margin-bottom="0cm" style:contextual-spacing="false" fo:text-align="start" style:justify-single-word="false" style:text-autospace="none"/>
      <style:text-properties fo:color="#ff3333" style:font-name="Times New Roman1" fo:font-size="16pt" fo:font-weight="bold" officeooo:paragraph-rsid="000f1ff4" style:font-name-asian="TimesNewRomanPS-Bold" style:font-size-asian="16pt" style:font-weight-asian="bold" style:font-name-complex="TimesNewRomanPS-Bold" style:font-size-complex="16pt" style:font-weight-complex="bold"/>
    </style:style>
    <style:style style:name="P31" style:family="paragraph" style:parent-style-name="Standard">
      <style:paragraph-properties fo:margin-top="0cm" fo:margin-bottom="0cm" style:contextual-spacing="false" fo:text-align="start" style:justify-single-word="false" style:text-autospace="none"/>
      <style:text-properties fo:color="#ff3333" style:font-name="Times New Roman1" fo:font-size="12pt" fo:font-weight="bold" officeooo:paragraph-rsid="000f1ff4" style:font-name-asian="TimesNewRomanPS-Bold" style:font-size-asian="12pt" style:font-weight-asian="bold" style:font-name-complex="TimesNewRomanPS-Bold" style:font-size-complex="12pt" style:font-weight-complex="bold"/>
    </style:style>
    <style:style style:name="P32" style:family="paragraph" style:parent-style-name="Standard">
      <style:paragraph-properties fo:margin-top="0cm" fo:margin-bottom="0cm" style:contextual-spacing="false" fo:text-align="start" style:justify-single-word="false" style:text-autospace="none"/>
      <style:text-properties fo:color="#ff3333" officeooo:paragraph-rsid="00111497"/>
    </style:style>
    <style:style style:name="P33" style:family="paragraph" style:parent-style-name="Standard">
      <style:paragraph-properties fo:margin-top="0cm" fo:margin-bottom="0cm" style:contextual-spacing="false" fo:text-align="start" style:justify-single-word="false" style:text-autospace="none"/>
      <style:text-properties fo:color="#000000" style:font-name="TimesNewRomanPS" fo:font-size="10pt" fo:font-style="normal" officeooo:rsid="0008c325" officeooo:paragraph-rsid="0008c325" fo:background-color="#ffff00" style:font-name-asian="TimesNewRomanPS" style:font-size-asian="10pt" style:font-style-asian="normal" style:font-name-complex="TimesNewRomanPS" style:font-size-complex="10pt" style:font-style-complex="normal"/>
    </style:style>
    <style:style style:name="P34" style:family="paragraph" style:parent-style-name="Standard">
      <style:paragraph-properties fo:margin-top="0cm" fo:margin-bottom="0cm" style:contextual-spacing="false" fo:text-align="start" style:justify-single-word="false" style:text-autospace="none"/>
    </style:style>
    <style:style style:name="P35" style:family="paragraph" style:parent-style-name="Standard">
      <style:paragraph-properties fo:margin-top="0cm" fo:margin-bottom="0cm" style:contextual-spacing="false" fo:text-align="start" style:justify-single-word="false" style:text-autospace="none"/>
      <style:text-properties officeooo:paragraph-rsid="000c1b06"/>
    </style:style>
    <style:style style:name="T1" style:family="text">
      <style:text-properties fo:color="#231f20"/>
    </style:style>
    <style:style style:name="T2" style:family="text">
      <style:text-properties fo:color="#231f20" style:font-name="TimesNewRomanPS" fo:font-size="8pt" style:font-name-asian="TimesNewRomanPS" style:font-size-asian="8pt" style:font-name-complex="TimesNewRomanPS" style:font-size-complex="8pt"/>
    </style:style>
    <style:style style:name="T3" style:family="text">
      <style:text-properties fo:color="#231f20" style:font-name="TimesNewRomanPS" fo:font-size="10pt" style:font-name-asian="TimesNewRomanPS" style:font-size-asian="10pt" style:font-name-complex="TimesNewRomanPS" style:font-size-complex="10pt"/>
    </style:style>
    <style:style style:name="T4" style:family="text">
      <style:text-properties fo:color="#231f20" style:font-name="TimesNewRomanPS" fo:font-size="10pt" officeooo:rsid="000c1b06" style:font-name-asian="TimesNewRomanPS" style:font-size-asian="10pt" style:font-name-complex="TimesNewRomanPS" style:font-size-complex="10pt"/>
    </style:style>
    <style:style style:name="T5" style:family="text">
      <style:text-properties fo:color="#231f20" style:font-name="TimesNewRomanPS" fo:font-size="10pt" fo:font-style="italic" style:font-name-asian="TimesNewRomanPS" style:font-size-asian="10pt" style:font-style-asian="italic" style:font-name-complex="TimesNewRomanPS" style:font-size-complex="10pt" style:font-style-complex="italic"/>
    </style:style>
    <style:style style:name="T6" style:family="text">
      <style:text-properties fo:color="#231f20" style:font-name="TimesNewRomanPS" fo:font-size="10pt" fo:font-style="normal" style:font-name-asian="TimesNewRomanPS" style:font-size-asian="10pt" style:font-style-asian="normal" style:font-name-complex="TimesNewRomanPS" style:font-size-complex="10pt" style:font-style-complex="normal"/>
    </style:style>
    <style:style style:name="T7" style:family="text">
      <style:text-properties fo:color="#231f20" style:font-name="TimesNewRomanPSMT" fo:font-size="10pt" style:font-name-asian="TimesNewRomanPSMT" style:font-size-asian="10pt" style:font-name-complex="TimesNewRomanPSMT" style:font-size-complex="10pt"/>
    </style:style>
    <style:style style:name="T8" style:family="text">
      <style:text-properties fo:color="#231f20" style:font-name="TimesNewRomanPS-Italic" fo:font-size="10pt" fo:font-style="italic" style:font-name-asian="TimesNewRomanPS-Italic" style:font-size-asian="10pt" style:font-style-asian="italic" style:font-name-complex="TimesNewRomanPS-Italic" style:font-size-complex="10pt" style:font-style-complex="italic"/>
    </style:style>
    <style:style style:name="T9" style:family="text">
      <style:text-properties fo:color="#231f20" style:font-name="TimesNewRomanPS-Italic" fo:font-style="italic" style:font-name-asian="TimesNewRomanPS-Italic" style:font-style-asian="italic" style:font-name-complex="TimesNewRomanPS-Italic" style:font-style-complex="italic"/>
    </style:style>
    <style:style style:name="T10" style:family="text">
      <style:text-properties fo:color="#231f20" officeooo:rsid="000c1b06"/>
    </style:style>
    <style:style style:name="T11" style:family="text">
      <style:text-properties style:font-name="TimesNewRomanPS-Italic" fo:font-style="italic" style:font-name-asian="TimesNewRomanPS-Italic" style:font-style-asian="italic" style:font-name-complex="TimesNewRomanPS-Italic"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0c1b06" style:font-style-asian="normal" style:font-style-complex="normal"/>
    </style:style>
    <style:style style:name="T15" style:family="text">
      <style:text-properties fo:font-style="normal" officeooo:rsid="000c672f" style:font-style-asian="normal" style:font-style-complex="normal"/>
    </style:style>
    <style:style style:name="T16" style:family="text">
      <style:text-properties officeooo:rsid="0006b35a"/>
    </style:style>
    <style:style style:name="T17" style:family="text">
      <style:text-properties officeooo:rsid="00072552"/>
    </style:style>
    <style:style style:name="T18" style:family="text">
      <style:text-properties officeooo:rsid="0008a120"/>
    </style:style>
    <style:style style:name="T19" style:family="text">
      <style:text-properties officeooo:rsid="0008c325"/>
    </style:style>
    <style:style style:name="T20" style:family="text">
      <style:text-properties officeooo:rsid="000a461e"/>
    </style:style>
    <style:style style:name="T21" style:family="text">
      <style:text-properties officeooo:rsid="000c1b06"/>
    </style:style>
    <style:style style:name="T22" style:family="text">
      <style:text-properties officeooo:rsid="000c672f"/>
    </style:style>
    <style:style style:name="T23" style:family="text">
      <style:text-properties officeooo:rsid="000dd493"/>
    </style:style>
    <style:style style:name="T24" style:family="text">
      <style:text-properties officeooo:rsid="000f1ff4"/>
    </style:style>
    <style:style style:name="T25" style:family="text">
      <style:text-properties officeooo:rsid="00111497"/>
    </style:style>
    <style:style style:name="T26" style:family="text">
      <style:text-properties style:font-name="TimesNewRomanPS" fo:font-size="10pt" fo:font-style="normal" officeooo:rsid="00111497" style:font-name-asian="TimesNewRomanPS" style:font-size-asian="10pt" style:font-style-asian="normal" style:font-name-complex="TimesNewRomanPS" style:font-size-complex="10pt" style:font-style-complex="normal"/>
    </style:style>
    <style:style style:name="T27" style:family="text">
      <style:text-properties style:font-name="TimesNewRomanPS" fo:font-size="10pt" fo:font-style="normal" officeooo:rsid="0012a7ee" style:font-name-asian="TimesNewRomanPS" style:font-size-asian="10pt" style:font-style-asian="normal" style:font-name-complex="TimesNewRomanPS" style:font-size-complex="10pt" style:font-style-complex="normal"/>
    </style:style>
    <style:style style:name="T28" style:family="text">
      <style:text-properties officeooo:rsid="0012a7e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Introducción</text:p>
      <text:p text:style-name="P1"><draw:frame draw:style-name="fr1" draw:name="gráficos1" text:anchor-type="paragraph" svg:width="17.59cm" svg:height="15.896cm" draw:z-index="0"><draw:image xlink:href="Pictures/2000000700005D0B0000541612EF931F.svm" xlink:type="simple" xlink:show="embed" xlink:actuate="onLoad"/></draw:frame></text:p>
      <text:p text:style-name="P3">Reproduced with the kind permission of Thom Holwerda.</text:p>
      <text:p text:style-name="P10"><text:a xlink:type="simple" xlink:href="http://www.osnews.com/story/19266/WTFs_m"><text:span text:style-name="T2">http://www.osnews.com/story/19266/WTFs_m</text:span></text:a></text:p>
      <text:p text:style-name="P4"/>
      <text:p text:style-name="P1"><text:span text:style-name="T7"><text:tab/>Which door represents your code? Which door represents your team or your company? Why are we in that room? Is this just a normal code review or have we found a stream of horrible problems shortly after going live? Are we debugging in a panic, poring over code that we thought worked? Are customers leaving in droves and managers breathing down our necks? How can we make sure we wind up behind the </text:span><text:span text:style-name="T8">right </text:span><text:span text:style-name="T7">door when the going gets tough? The answer is: </text:span><text:span text:style-name="T8">craftsmanship</text:span><text:span text:style-name="T7">.</text:span></text:p>
      <text:p text:style-name="P9"><text:tab/>¿Cuál puerta representa su código? ¿Cuál puerta representa su equipo o su compañía? ¿En qué cuarto estamos? ¿Es solo una revisión normal de código o ha encontrado un flujo de problemas horribles poco después de publicarla? ¿Estamos depurando en un estado de pánico, estudiando un código que pensamos que funciona? ¿Están saliendo los clientes en manada y los gerentes con la respiración en la nuca? La respuesta es: la artesanía.</text:p>
      <text:p text:style-name="P9"/>
      <text:p text:style-name="P9"><text:soft-page-break/></text:p>
      <text:p text:style-name="P12"><text:span text:style-name="T16">¿Cuál puerta representa su código? ¿Cuál puerta representa a su equipo o compañía? ¿Por qué estamos en ese cuarto?¿Se trata s</text:span><text:span text:style-name="T17">implemente</text:span><text:span text:style-name="T16"> de una revisión normal del código o hemos encontrado una horrible corriente de espantosos problemas poco después de publicarla?¿Estamos depurando en un estado de pánico, estudiando detalladamente </text:span><text:span text:style-name="T17">un código que pensabamos funcionaba</text:span><text:span text:style-name="T16">?</text:span><text:span text:style-name="T17">¿Se estan alejando los clientes en masa y los gerentes </text:span><text:span text:style-name="T18">monitoreandonos?¿Como podemos asegurar <text:s/>que hemos acabado detras de la puerta correca cuando las cosas se vuelven dificíles?La respuesta es la artesanía:</text:span></text:p>
      <text:p text:style-name="P14"/>
      <text:p text:style-name="P14"/>
      <text:p text:style-name="P14"/>
      <text:p text:style-name="P5"><text:tab/>There are two parts to learning craftsmanship: knowledge and work. You must gain the knowledge of principles, patterns, practices, and heuristics that a craftsman knows, and you must also grind that knowledge into your fingers, eyes, and gut by working hard and practicing.</text:p>
      <text:p text:style-name="P5"><text:tab/>Hay dos partes que aprender de la artesanía: conocimiento y funcionalidad. Usted debe obtener el conocimiento de los principios, las prácticas y la heurística que un artesano conoce, y debe también disolver este conocimiento entre los dedos, los ojos y las tripas trabajando y practicando durísimo.</text:p>
      <text:p text:style-name="P5"/>
      <text:p text:style-name="P22">Hay dos partes que aprender de la artesanía: conocimiento y trabajo. Usted debe obtener el conocimiento de los principios, patrones, <text:s/>practicas, y heurísticas que un artesano conoce, y también debe absorber ese conocimento entre sus dedos, ojos, <text:s/>intestinos trabajando duro y practicando.</text:p>
      <text:p text:style-name="P15"/>
      <text:p text:style-name="P5"><text:tab/>I can teach you the physics of riding a bicycle. Indeed, the classical mathematics is relatively straightforward. Gravity, friction, angular momentum, center of mass, and so forth, can be demonstrated with less than a page full of equations. Given those formulae I could prove to you that bicycle riding is practical and give you all the knowledge you</text:p>
      <text:p text:style-name="P5">needed to make it work. And you’d still fall down the first time you climbed on that bike.</text:p>
      <text:p text:style-name="P5"><text:tab/>Yo puedo enseñarle la física de andar en bicicleta. En efecto, las matemáticas clásicas es relativamente sencillo. Gravedad, fricción momento angular, centro de la masa, y así sucesivamente, puedo demostrar con menos de una página completa de ecuaciones. Dada aquellas fórmular podría demostrarle que andar en bicicleta es práctico y darle todo el conocimiento que necesita para hacer que funcione. Y usted todavía cae<text:span text:style-name="T19">ra</text:span> la primera vez que sub<text:span text:style-name="T19">a a esa bicicleta.</text:span></text:p>
      <text:p text:style-name="P5"/>
      <text:p text:style-name="P13"><text:span text:style-name="T18">Yo puedo enseñarle la física <text:s/>de andar en bicicleta. En efecto, la matemática clásica es relativamente sencilla. Gravedad, fricción, momento angular, centro de la masa y así sucesivameente, pueden ser demostrados con menos de una página completa de ecuaciones. Dadas esas formúlas puedo </text:span><text:span text:style-name="T19">demostrarle que andar en bicicleta es practico y darle todo el conocimiento que necesitaba para hacer que funcione. Y <text:s/>usted todavìa se cae</text:span><text:span text:style-name="T28">ra</text:span><text:span text:style-name="T19"> la primera vez que suba en esa bicicleta.</text:span></text:p>
      <text:p text:style-name="P16"/>
      <text:p text:style-name="P5"><text:tab/>Coding is no different. We could write down all the “feel good” principles of clean code and then trust you to do the work (in other words, let you fall down when you get on the bike), but then what kind of teachers would that make us, and what kind of student would that make you?</text:p>
      <text:p text:style-name="P5"><text:tab/>Codificar no es diferente. Podríamos escribir bajo todos los principios del “buen sentir” de código limpio y después confiar que usted hará que funcione (en otras palabras, caerá como cuando lo hizo en la bicicleta), pero entonces ¿qué tipo de maestros nos hace, y qué tipo de estudiante le hace?</text:p>
      <text:p text:style-name="P5"/>
      <text:p text:style-name="P23">Codear no es diferente. Podríamos escribir todos las “buenas sensaciones” de los principios del código limpio y después confiar que tu hagas el trabajo (en otras palabras, caera cuando suba a la bicicleta), <text:s/>pero entonces ¿En qué tipo de maestro nos convertiría, y qué tipo de estudiante se convertiría?</text:p>
      <text:p text:style-name="P5"/>
      <text:p text:style-name="P5"><text:tab/>No. That’s not the way this book is going to work. Learning to write clean code is <text:span text:style-name="T11">hard work</text:span>. It requires more than just the knowledge of principles and patterns. You must <text:span text:style-name="T11">sweat </text:span>over it. You <text:soft-page-break/>must practice it yourself, and watch yourself fail. You must watch others practice it and fail. You must see them stumble and retrace their steps. You must see them agonize over decisions and see the price they pay for making those decisions the wrong way.</text:p>
      <text:p text:style-name="P5"><text:tab/>No. Este no es el camino que este libro va a trabajar. Aprender a escribir código limpio es un <text:span text:style-name="T12">trabajo duro</text:span><text:span text:style-name="T13">. Requiere más que solo el conocimiento de principios y patrones. Usted puede </text:span><text:span text:style-name="T12">sudar</text:span><text:span text:style-name="T13"> más por ello. Usted debe practicar por sí mismo y observar sus propias fallas. </text:span></text:p>
      <text:p text:style-name="P33"/>
      <text:p text:style-name="P28">No, Esa no es la manera que este libro va a trabajar. Aprender a escribir código limpio es un trabajo duro. Este requiere más que solo el conocimiento de los principios y patrones.Usted debe sudar por el. Debe practicarlo usted mismo, y observar sus propios errores. Debe ver a los demás practicarlo y fracasar. Debe <text:s/>verlos tropezar y volver sobre sus pasos. Debe verlos agonizar sobre las decisiones y ver el precio que pagan por hacer de esas decisiones el camino equivocado.</text:p>
      <text:p text:style-name="P17"/>
      <text:p text:style-name="P17"/>
      <text:p text:style-name="P5"><text:tab/>Be prepared to work hard while reading this book. This is not a “feel good” book that you can read on an airplane and finish before you land. This book will make you work, <text:span text:style-name="T11">and work hard</text:span>. What kind of work will you be doing? You’ll be reading code—lots of code. And you will be challenged to think about what’s right about that code and what’s wrong with it. You’ll be asked to follow along as we take modules apart and put them back together again. This will take time and effort; but we think it will be worth it.</text:p>
      <text:p text:style-name="P5"><text:tab/>Esté preparado para trabajar duro mientras lee este libro. Este no es un libro de “buen sentimiento” que pueda leer en un avión y termine antes de aterrizar. Este libro le hará trabajar, <text:span text:style-name="T12">y trabajar duro</text:span><text:span text:style-name="T13">. ¿Qué tipo de trabajo hará? Estará leyendo código –mucho código. Y estará cambiando pensando en qué está correcto en este código y qué está mal en ello. Se le pedirá que siga a lo largo como tomemos módulos separados y ponerlos de regreso juntos otra vez. Esto tomará tiempo y esfuerzo; pero pensamos que valdrá la pena.</text:span></text:p>
      <text:p text:style-name="P19"/>
      <text:p text:style-name="P29">Esté preparado para trabajar duro mientras lee este libro. Este no es un libro de “buen sentimiento” que pueda leer en un avión <text:s/>y terminarlo antes de aterrizar. Este libro te hará trabajar, y trabajar duro. ¿Què tipo de trabajo hará? Estará lyendo código—mucho código. Y sera desafiado para pensar acerca de que esta bien de ese código y que esta mal con el. Se le pedirá seguir adelante como tomamos módulos separados y los ponemos juntos de nuevo. Esto toma tiempo y esfuerzo; pero pensamos que valdrá la pena</text:p>
      <text:p text:style-name="P5"/>
      <text:p text:style-name="P5"><text:tab/>We have divided this book into three parts. The first several chapters describe the principles, patterns, and practices of writing clean code. There is quite a bit of code in these chapters, and they will be challenging to read. They’ll prepare you for the second section to come. If you put the book down after reading the first section, good luck to you!</text:p>
      <text:p text:style-name="P5"><text:tab/>Hemos dividido este libro en tres partes. Los primeros capítulos describen los principios, patrones, y prácticas de escribir código limpio. Hay un poco de código en estos capítulos, y estará cambiando para leer. Le prepararán para la segunda sección que viene. Si usted deja el libro después de leer la primera sección, ¡buena suerte para usted!</text:p>
      <text:p text:style-name="P5"/>
      <text:p text:style-name="P24"><text:span text:style-name="T20">Hemo</text:span><text:span text:style-name="T21">s dividido este libro en tres partes. Los primeros capitulos describen los principios, patrones, y practicas de escribir código limpio. Hay un poco de código en estos capítulos, y estaran difíciles de leer. Ellos te preparan para la segunda sección que viene. Si usted cierra el libro después de leer la primera sección, ¡buena suerte!</text:span></text:p>
      <text:p text:style-name="P24"><text:span text:style-name="T10"/></text:p>
      <text:p text:style-name="P24"><text:span text:style-name="T1"><text:tab/>The second part of the book is the harder work. It consists of several case studies of ever-increasing complexity. Each case study is an exercise in cleaning up some code—of transforming code that has some problems into code that has fewer problems. The detail in this section is </text:span><text:span text:style-name="T9">intense</text:span><text:span text:style-name="T1">. You will have to flip back and forth between the narrative and the</text:span></text:p>
      <text:p text:style-name="P5">code listings. You will have to analyze and understand the code we are working with and walk through our reasoning for making each change we make. Set aside some time because <text:span text:style-name="T11">this should take you days</text:span>.</text:p>
      <text:p text:style-name="P5"><text:tab/>La segunda parte del libro es el trabajo duro. Consiste de varios casos de estudio de complejidad cada vez mayor. Cada caso de estudio es un ejercicio en <text:s/>limpiar algo de código –de transformar código que tiene algunos problemas dentro del código que tiene menores problemas. <text:soft-page-break/>El detalle en esta sección es <text:span text:style-name="T12">intenso</text:span><text:span text:style-name="T13">. Tendrá que voltear hacia atrás y adelante entre la narrativa y el código listado. Tendrá que analizar y entender el código que estamos trabajando y caminar a través <text:s/>de nuestros razonamientos para realizar cada cambio que hagamos. Dedique algo de tiempo porque </text:span><text:span text:style-name="T12">esto le tomará días</text:span><text:span text:style-name="T13">.</text:span></text:p>
      <text:p text:style-name="P5"><text:span text:style-name="T13"/></text:p>
      <text:p text:style-name="P24"><text:span text:style-name="T14">La segunda parte de el libro es el trabajo duro. Esta consiste de varios casos de estudio con una complejidad cada vez mayor. Cada caso de estudio es un ejercicio de limpieza de un código-- en transformar ese código que tiene algunos problemas dentro del <text:s/>código que tiene menos problemas. El detalle en esta sección es intenso.Tendra que voltear hacia atrás y adelante entre la</text:span></text:p>
      <text:p text:style-name="P24"><text:span text:style-name="T14">narrativa y el código listado. Tendra que analizar y entender </text:span><text:span text:style-name="T15">el código con el que estamos trabajando y caminar através de nuestro razonamiento para realizar cada cambio que hagamos. Dedique algo de tiempo <text:s/>porque esto le debera tomar días.</text:span></text:p>
      <text:p text:style-name="P35"><text:span text:style-name="T4"/></text:p>
      <text:p text:style-name="P11"><text:span text:style-name="T3"><text:tab/>The third part of this book is the payoff. It is a single chapter containing a list of heuristics and smells gathered </text:span><text:span text:style-name="T3">while creating the case studies. As we walked through and cleaned up the code in the case studies, we documented every reason for our actions as a heuristic or smell. We tried to understand our own reactions to the code we were reading and changing, and worked hard to capture why we felt what we felt and did what we did. The result is a knowledge base that desribes the way we think when we write, read, and clean code.</text:span></text:p>
      <text:p text:style-name="P5"><text:tab/>La tercera parte de este libro es el resultado final. Es un capítulo sencillo que contiene una lista de heurística y olores reunidos mientras crea los casos de estudio. Como caminamos a través del código y lo limpiamos en los casos de estudio, documentando cada razón para nuestra acciones como una heurística u olfateo. Intentamos entender nuestras reacciones al código que estabamos leyendo y cambiando, y trabajamos duro para capturar el por qué nos sentimos como nos sentimos e hicimos lo que hicimos. El resultado es una base de conocimiento que describe la manera que pensamos cuando escribimos, leemos y limpiamos código.</text:p>
      <text:p text:style-name="P5"/>
      <text:p text:style-name="P25"><text:span text:style-name="T22">La tercera parte de este libro es la recompensa. Es un solo capítulo que contiene una lista de heurísticas y olores </text:span><text:span text:style-name="T23">recopilados durante la creación de los casos de estudio. Como caminamos a través y limpiamos el código en los casos de estudio, documentamos cada razón para nuestras acciones como una heurística o un olor. Tratamos de entender nuestras propias reacciones a el còdigo que estuvimos leyendo y cambiando, y trabajando duro para capturar el por qué nos sentimos como nos sentimos e hicimos lo que hicimos. El resultado es una base de conocimiento que describe la manera que pensamos cuando escribimos, leemos, y limpiamos código.</text:span></text:p>
      <text:p text:style-name="P5"/>
      <text:p text:style-name="P5"><text:tab/>This knowledge base is of limited value if you don’t do the work of carefully reading through the case studies in the second part of this book. In those case studies we have carefully annotated each change we made with forward references to the heuristics. These forward references appear in square brackets like this: [H22]. This lets you see the <text:span text:style-name="T11">context </text:span>in which those heuristics were applied and written! It is not the heuristics themselves that are so valuable, it is the <text:span text:style-name="T11">relationship between those heuristics and the discrete decisions we made while cleaning up the code in the case studies</text:span>.</text:p>
      <text:p text:style-name="P5"><text:tab/>Esta base de conocimiento es de valor limitado si no hace el trabajo de leer cuidadosamente a través de los casos de estudio en la segunda parte de este libro. En esos casos de estudio hemos anotado cuidadosamente cada cambio que hacemos referencias hacia las heurísticas. Esas referencias adelantadas aparecen en corchetes cuadrados como este: [H22]. ¡Esto le permite ver el <text:span text:style-name="T12">contexto </text:span>en el cual esas heurísticas son aplicadas y escritas! No son las heurísticas mismas que son tan valiosas, es <text:span text:style-name="T12">la relación entre esas heurísticas y las decisiones discretas que hacemos mientras limpiamos el código en los casos de estudio</text:span>.</text:p>
      <text:p text:style-name="P5"/>
      <text:p text:style-name="P26"><text:span text:style-name="T24">Esta base de conocimiento es de valor limitado si no hace el trabajo de leer cuidadosamente a través de los casos de estudio e</text:span><text:span text:style-name="T28">n</text:span><text:span text:style-name="T24"> la segunda parte de este libro. En esos casos de estudio hemos anotado cuidadosamente cada cambio que hicimos con referencias adelantadas a las heuristícas. Estas referencias adelantadas aparecen entre corchetes como este : [H22]. ¡Esto te permite ver el contexto en el cual estas heuristícas fueron aplicadas y escritas! No son las heuristícas mismas que son tan valiosas, son las relaciones entre esas heuristícas y las decisiones discreta</text:span><text:span text:style-name="T28">s</text:span><text:span text:style-name="T24"> que hicimos mientras limpiabamos el código en los casos de estudio.</text:span></text:p>
      <text:p text:style-name="P5"/>
      <text:p text:style-name="P5"><text:soft-page-break/><text:tab/>To further help you with those relationships, we have placed a cross-reference at the end of the book that shows the page number for every forward reference. You can use it to look up each place where a certain heuristic was applied. </text:p>
      <text:p text:style-name="P5"><text:tab/>Para ayudarle aún más con esas relaciones, hemos colocado una referencia curzada al final del libro que muestra el número de página para cada referencia adelantada. Puede utilizarla para buscar cada lugar donde una cierta heurística fue aplicada.</text:p>
      <text:p text:style-name="P5"/>
      <text:p text:style-name="P26"><text:span text:style-name="T24">Para ayudarle más con esas relaciones, hemos colocado una referencia cruzada a el final de el libro que muestra el número de pagina para cada referencia adelantada. Puedes usarla para mirar cada lugar donde una cierta heuristíca fue aplicada.</text:span></text:p>
      <text:p text:style-name="P5"/>
      <text:p text:style-name="P5"><text:tab/>If you read the first and third sections and skip over the case studies, then you will have read yet another “feel good” book about writing good software. But if you take the time to work through the case studies, following every tiny step, every minute decision—if you put yourself in our place, and force yourself to think along the same paths that we thought, then you will gain a much richer understanding of those principles, patterns, practices, and heuristics. They won’t be “feel good” knowledge any more. They’ll have been ground into your gut, fingers, and heart. They’ll have become part of you in the same way that a bicycle becomes an extension of your will when you have mastered how to ride it.</text:p>
      <text:p text:style-name="P5"><text:tab/>Si lee la primera y tercera sección y salta sobre los casos de estudio, entonces tendrá que leer aún otro libro de “buen sentir” sobre la buena escritura de software. Pero si toma tiempo para trabajar a través de los casos de estudio, siguiendo cada paso, cada minuto decisivo –si se pone usted mismo en nuestro lugar, y se esfuerza usted mismo a lo largo de la misma ruta que pensamos, entonces ganará mucha riqueza de entendimiento de esos principios, patrones, prácticas y heurísticas. Estos no serán más conocimiento de “buen sentir”. Estos han sido un terreno en su intestino, dedos y corazón. Han llegado a ser parte de usted en la misma forma en que una bicicleta llega a ser una extensión de su voluntad cuando ha dominado como montarla.</text:p>
      <text:p text:style-name="P5"/>
      <text:p text:style-name="P26"><text:span text:style-name="T24">Si lee la primera y tercera sección y <text:s/>salta sobre los casos de estudio, entonces tendra que leer aún otro libro de “buen sentir” acerca de como escribir buen software. Pero si usted toma el tiempo para trabajar a través de los casos de estudio. Siguiendo cada minúscul</text:span><text:span text:style-name="T28">o</text:span><text:span text:style-name="T24"> paso, cada decisión de minuto – si se pone usted mismo en nuestro lugar, y <text:s/>se fuerza para pensar a lo largo de las mismas rutas que pensamos, entonces usted absorbera una mayor riqueza de entendimiento de esos principios, patrones, practicas y heuristícas. Nunca más seran conocimientos de “buen sentir”. Ellos han sido molidos en sus intestinos, dedos y corazón. Se <text:s/>han convertido en parte de usted en la misma manera que una bicicleta se convirtio una extensión de su voluntad cuando ha dominado como montarla.</text:span></text:p>
      <text:p text:style-name="P5"/>
      <text:p text:style-name="P6"/>
      <text:p text:style-name="P7">Acknowledgments</text:p>
      <text:p text:style-name="P7">Reconocimientos</text:p>
      <text:p text:style-name="P30"><text:span text:style-name="T24">Reconocimientos</text:span></text:p>
      <text:p text:style-name="P7"/>
      <text:p text:style-name="P8">Artwork.</text:p>
      <text:p text:style-name="P8">Obra de arte</text:p>
      <text:p text:style-name="P31"><text:span text:style-name="T24">Obra de arte.</text:span></text:p>
      <text:p text:style-name="P8"/>
      <text:p text:style-name="P5"><text:tab/>Thank you to my two artists, Jeniffer Kohnke and Angela Brooks. Jennifer is responsible for the stunning and creative pictures at the start of each chapter and also for the portraits of Kent Beck, Ward Cunningham, Bjarne Stroustrup, Ron Jeffries, Grady Booch, Dave Thomas, Michael Feathers, and myself.</text:p>
      <text:p text:style-name="P5"><text:tab/>Gracias a mis dos artistas, Jennifer Kohnke y Angela Brooks. Jennifer es responsable de los cuadros maravillosos y creativos en el inicio de cada capítulo y también de los retratos de Kent Beck, Ward Cunningham, Bjarne Stroustrup, Ron Jeffries, Grady Booch, Dave Thomas, Michael <text:soft-page-break/>Feathers, y de mi mismo.</text:p>
      <text:p text:style-name="P5"/>
      <text:p text:style-name="P27"><text:span text:style-name="T25">Gracias a mis dos artistas, Jeniffer Kohnke y Angela Brooks. Jennifer es la responsable de los maravillosos <text:s/>y creativos cuadros a el inicio de cada capítulo y tambiés de los retrados de Kent Beck, Ward Cunningham, Bjarne Stroustrup, Ron Jeffries, Grady Booch, Dave Thomas, Michael Feathers, y de mi mismo.</text:span></text:p>
      <text:p text:style-name="P5"/>
      <text:p text:style-name="P11"><text:span text:style-name="T3"><text:tab/>Angela is responsible for the clever pictures that adorn the innards of each chapter. She has done quite a few pictures for me over the years, including many of the inside pictures in </text:span><text:span text:style-name="T8">Agile Software Develpment: Principles, Patterns, and Practices</text:span><text:span text:style-name="T3">. She is also my firstborn in whom I am well pleased.</text:span></text:p>
      <text:p text:style-name="P11"><text:span text:style-name="T3"><text:tab/>Angela es responsable de los cuadros ingeniosos que adornan las tripas de cada capítulo. Ella ha hecho igual unos cuantos recuadros para mi durante años, incluyendo algunos de los recuadros dentro de </text:span><text:span text:style-name="T5">Desarrollo de Software Ágil: Principios, Patrones y Prácticas</text:span><text:span text:style-name="T6">. Ella también es mi primogénita en lo cual estoy muy complacido.</text:span></text:p>
      <text:p text:style-name="P11"><text:span text:style-name="T6"/></text:p>
      <text:p text:style-name="P32"><text:span text:style-name="T26">Angela es la responsable de los cuadros ingeniosos que adornan las tripas de cada capítulo. Ella ha hecho un buen número de cuadros para mi <text:s/>duran</text:span><text:span text:style-name="T27">te</text:span><text:span text:style-name="T26"> los años, incluyendo muchos de los cuadros dentro de: Desarrollo ágil de software: Principios, Patrones, y Prácticas. Ella también es mi primogénita en quién estoy muy complacido.</text:span></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NewRomanPS-Bold" svg:font-family="TimesNewRomanPS-Bold"/>
    <style:font-face style:name="TimesNewRomanPS" svg:font-family="TimesNewRomanPS" style:font-family-generic="roman"/>
    <style:font-face style:name="TimesNewRomanPSMT" svg:font-family="TimesNewRomanPSMT" style:font-family-generic="roman"/>
    <style:font-face style:name="TimesNewRomanPS-Italic" svg:font-family="TimesNewRomanPS-Italic" style:font-family-generic="script"/>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25T00:16:48</meta:creation-date>
    <meta:editing-duration>PT5M41S</meta:editing-duration>
    <meta:editing-cycles>4</meta:editing-cycles>
    <meta:generator>LibreOffice/3.6$Linux_x86 LibreOffice_project/360m1$Build-2</meta:generator>
    <dc:date>2013-07-25T19:47:30</dc:date>
    <meta:document-statistic meta:table-count="0" meta:image-count="1" meta:object-count="0" meta:page-count="6" meta:paragraph-count="55" meta:word-count="3161" meta:character-count="18846" meta:non-whitespace-character-count="15693"/>
  </office:meta>
</office:document-meta>
</file>